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4e4" officeooo:paragraph-rsid="001a24e4"/>
    </style:style>
    <style:style style:name="P2" style:family="paragraph" style:parent-style-name="Standard">
      <style:paragraph-properties fo:text-align="center" style:justify-single-word="false"/>
      <style:text-properties officeooo:rsid="001a24e4" officeooo:paragraph-rsid="001a24e4"/>
    </style:style>
    <style:style style:name="P3" style:family="paragraph" style:parent-style-name="Standard">
      <style:paragraph-properties fo:text-align="start" style:justify-single-word="false"/>
      <style:text-properties officeooo:rsid="001a24e4" officeooo:paragraph-rsid="001a24e4"/>
    </style:style>
    <style:style style:name="P4" style:family="paragraph" style:parent-style-name="Standard">
      <style:paragraph-properties fo:text-align="start" style:justify-single-word="false"/>
      <style:text-properties officeooo:rsid="001a24e4" officeooo:paragraph-rsid="001a72bc"/>
    </style:style>
    <style:style style:name="P5" style:family="paragraph" style:parent-style-name="Standard">
      <style:paragraph-properties fo:text-align="start" style:justify-single-word="false"/>
      <style:text-properties officeooo:rsid="001a24e4" officeooo:paragraph-rsid="001bfb18"/>
    </style:style>
    <style:style style:name="P6" style:family="paragraph" style:parent-style-name="Standard">
      <style:paragraph-properties fo:text-align="start" style:justify-single-word="false"/>
      <style:text-properties officeooo:rsid="001a24e4" officeooo:paragraph-rsid="001de8b1"/>
    </style:style>
    <style:style style:name="T1" style:family="text">
      <style:text-properties officeooo:rsid="001a61af"/>
    </style:style>
    <style:style style:name="T2" style:family="text">
      <style:text-properties officeooo:rsid="001a72bc"/>
    </style:style>
    <style:style style:name="T3" style:family="text">
      <style:text-properties officeooo:rsid="001bfb18"/>
    </style:style>
    <style:style style:name="T4" style:family="text">
      <style:text-properties officeooo:rsid="001de8b1"/>
    </style:style>
    <style:style style:name="T5" style:family="text">
      <style:text-properties officeooo:rsid="001fa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EECS 565</text:p>
      <text:p text:style-name="P1">February 13, 2018</text:p>
      <text:p text:style-name="P1"/>
      <text:p text:style-name="P2">Mini-project 1</text:p>
      <text:p text:style-name="P3"/>
      <text:p text:style-name="P3"><text:tab/><text:span text:style-name="T2">I started the project off using lowercase letters. I then tried to switch to uppercase since I didn't know which one was allowed. <text:s/></text:span>The following are what I got for my answers for the first 5 codes that were to be brute forced cracked:</text:p>
      <text:p text:style-name="P3">1)</text:p>
      <text:p text:style-name="P3">Key: em <text:span text:style-name="T4">(KS)</text:span></text:p>
      <text:p text:style-name="P3">Plaintext: CAESARSWIFEMUSTBEABOVESUSPICION</text:p>
      <text:p text:style-name="P3">Total time: 0.165627 seconds</text:p>
      <text:p text:style-name="P3"/>
      <text:p text:style-name="P3">2)</text:p>
      <text:p text:style-name="P3">Key: dus <text:span text:style-name="T4">(JAY)</text:span></text:p>
      <text:p text:style-name="P3">Plaintext: FORTUNEWHICHHASAGREATDEALOFPOWERINOTHERMATTERSBUTESPECIALLYINWARCANBRINGABOUTGREATCHANGESINASITUATIONTHROUGHVERYSLIGHTFORCES</text:p>
      <text:p text:style-name="P3">Total time: 6.04341 seconds</text:p>
      <text:p text:style-name="P3"/>
      <text:p text:style-name="P3">3)</text:p>
      <text:p text:style-name="P3">Key: cqex <text:span text:style-name="T4">(IWKD)</text:span></text:p>
      <text:p text:style-name="P3">Plaintext: EXPERIENCEISTHETEACHEROFALLTHINGS</text:p>
      <text:p text:style-name="P3">Total time: 139.456 seconds</text:p>
      <text:p text:style-name="P3"/>
      <text:p text:style-name="P3">4)</text:p>
      <text:p text:style-name="P4">Key: <text:span text:style-name="T2">tcyhz (ZIENF)</text:span></text:p>
      <text:p text:style-name="P4">Plaintext: <text:span text:style-name="T2">IMAGINATIONISMOREIMPORTANTTHANKNOWLEDGE</text:span></text:p>
      <text:p text:style-name="P5">Total time: <text:span text:style-name="T3">2833.11 seconds</text:span></text:p>
      <text:p text:style-name="P3"/>
      <text:p text:style-name="P3">5)</text:p>
      <text:p text:style-name="P3">Key: <text:span text:style-name="T5">buweyl (HACKER)</text:span></text:p>
      <text:p text:style-name="P6">Plaintext: <text:span text:style-name="T4">EDUCATIONISWHATREMAINSAFTERONEHASFORGOTTENWHATONEHASLEARNEDINSCHOOL</text:span></text:p>
      <text:p text:style-name="P3">Total time: ?? seconds <text:span text:style-name="T4">(I accidentally exited the terminal and did not get to save the time)</text:span></text:p>
      <text:p text:style-name="P3"/>
      <text:p text:style-name="P3">For the project, I tried to make the password cracker more efficient by separating my dictionary into lengths so that I would not have to search the entire dictionary every time I needed to compare. <text:s/>I created a Node class that held the data and linked list the data using an array to hold the linked list of each word size. <text:s/>I also converted everything to lowercase/<text:span text:style-name="T5">uppercase</text:span> to save time on having to distinguish between upper and lowercase. <text:s/><text:span text:style-name="T1">Doing all this made it possible to crack all the codes in a somewhat reasonable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9:08:47.196978850</meta:creation-date>
    <dc:date>2018-02-13T23:40:51.159540276</dc:date>
    <meta:editing-duration>PT15M1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10" meta:character-count="1458" meta:non-whitespace-character-count="1269"/>
  </office:meta>
</office:document-meta>
</file>